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montserrat" svg:font-family="montserrat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officeooo:paragraph-rsid="001497da"/>
    </style:style>
    <style:style style:name="P2" style:family="paragraph" style:parent-style-name="Heading_20_3">
      <style:paragraph-properties fo:text-align="start" style:justify-single-word="false"/>
      <style:text-properties officeooo:paragraph-rsid="001497da"/>
    </style:style>
    <style:style style:name="P3" style:family="paragraph" style:parent-style-name="Heading_20_3">
      <style:paragraph-properties fo:text-align="start" style:justify-single-word="false"/>
      <style:text-properties style:font-name="Liberation Serif" officeooo:paragraph-rsid="001497da"/>
    </style:style>
    <style:style style:name="P4" style:family="paragraph" style:parent-style-name="Heading_20_4">
      <style:paragraph-properties fo:margin-left="0cm" fo:margin-right="0cm" fo:margin-top="0cm" fo:margin-bottom="0.053cm" style:contextual-spacing="false" fo:orphans="2" fo:widows="2" fo:text-indent="0cm" style:auto-text-indent="false"/>
    </style:style>
    <style:style style:name="P5" style:family="paragraph" style:parent-style-name="Standard">
      <style:paragraph-properties fo:text-align="center" style:justify-single-word="false"/>
      <style:text-properties fo:font-size="16pt" officeooo:rsid="001497da" officeooo:paragraph-rsid="001497d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1497da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1497da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497da" officeooo:paragraph-rsid="001497da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paragraph-rsid="001497da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paragraph-rsid="00163a1e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paragraph-rsid="00167057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67057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497da" officeooo:paragraph-rsid="001497da" style:font-size-asian="14pt" style:font-weight-asian="normal" style:font-size-complex="16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officeooo:paragraph-rsid="001497da"/>
    </style:style>
    <style:style style:name="P16" style:family="paragraph" style:parent-style-name="Text_20_body" style:list-style-name="L3">
      <style:paragraph-properties fo:text-align="start" style:justify-single-word="false"/>
      <style:text-properties officeooo:paragraph-rsid="001497da"/>
    </style:style>
    <style:style style:name="P17" style:family="paragraph" style:parent-style-name="Text_20_body">
      <style:paragraph-properties fo:text-align="start" style:justify-single-word="false"/>
      <style:text-properties style:font-name="Liberation Serif" officeooo:paragraph-rsid="001497da"/>
    </style:style>
    <style:style style:name="P18" style:family="paragraph" style:parent-style-name="Text_20_body">
      <style:paragraph-properties fo:margin-left="0cm" fo:margin-right="0cm" fo:margin-top="0cm" fo:margin-bottom="0.529cm" style:contextual-spacing="false" fo:line-height="19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529cm" style:contextual-spacing="false" fo:line-height="190%" fo:orphans="2" fo:widows="2" fo:text-indent="0cm" style:auto-text-indent="false"/>
      <style:text-properties style:font-name="Liberation Serif"/>
    </style:style>
    <style:style style:name="P20" style:family="paragraph" style:parent-style-name="Text_20_body">
      <style:paragraph-properties fo:margin-left="0cm" fo:margin-right="0cm" fo:margin-top="0cm" fo:margin-bottom="0.127cm" style:contextual-spacing="false" fo:line-height="150%" fo:orphans="2" fo:widows="2" fo:text-indent="0cm" style:auto-text-indent="false"/>
      <style:text-properties officeooo:paragraph-rsid="001497da"/>
    </style:style>
    <style:style style:name="P21" style:family="paragraph" style:parent-style-name="Text_20_body">
      <style:paragraph-properties fo:margin-left="0cm" fo:margin-right="0cm" fo:margin-top="0cm" fo:margin-bottom="0.053cm" style:contextual-spacing="false" fo:orphans="2" fo:widows="2" fo:text-indent="0cm" style:auto-text-indent="false"/>
    </style:style>
    <style:style style:name="P22" style:family="paragraph" style:parent-style-name="Text_20_body" style:list-style-name="L8">
      <style:paragraph-properties fo:margin-top="0cm" fo:margin-bottom="0cm" style:contextual-spacing="false" fo:line-height="190%" fo:orphans="2" fo:widows="2"/>
      <style:text-properties style:font-name="Liberation Serif" officeooo:rsid="0017cfbe" officeooo:paragraph-rsid="0017cfbe"/>
    </style:style>
    <style:style style:name="P23" style:family="paragraph" style:parent-style-name="Text_20_body">
      <style:paragraph-properties fo:margin-top="0cm" fo:margin-bottom="0cm" style:contextual-spacing="false" fo:line-height="190%" fo:orphans="2" fo:widows="2"/>
      <style:text-properties style:font-name="Liberation Serif" officeooo:rsid="0017cfbe" officeooo:paragraph-rsid="0017cfbe"/>
    </style:style>
    <style:style style:name="P24" style:family="paragraph" style:parent-style-name="Text_20_body">
      <style:paragraph-properties fo:margin-top="0cm" fo:margin-bottom="0cm" style:contextual-spacing="false" fo:line-height="190%" fo:orphans="2" fo:widows="2"/>
      <style:text-properties officeooo:paragraph-rsid="0017cfbe"/>
    </style:style>
    <style:style style:name="P25" style:family="paragraph" style:parent-style-name="Text_20_body" style:list-style-name="L8">
      <style:paragraph-properties fo:margin-top="0cm" fo:margin-bottom="0cm" style:contextual-spacing="false" fo:line-height="190%" fo:orphans="2" fo:widows="2"/>
      <style:text-properties officeooo:paragraph-rsid="0017cfbe"/>
    </style:style>
    <style:style style:name="P26" style:family="paragraph" style:parent-style-name="Text_20_body" style:list-style-name="L2">
      <style:paragraph-properties fo:margin-top="0cm" fo:margin-bottom="0.265cm" style:contextual-spacing="false" fo:line-height="150%" fo:orphans="2" fo:widows="2" fo:padding="0cm" fo:border="none"/>
    </style:style>
    <style:style style:name="P27" style:family="paragraph" style:parent-style-name="Text_20_body" style:list-style-name="L5">
      <style:paragraph-properties fo:margin-top="0cm" fo:margin-bottom="0.265cm" style:contextual-spacing="false" fo:line-height="150%" fo:orphans="2" fo:widows="2" fo:padding="0cm" fo:border="none"/>
      <style:text-properties officeooo:paragraph-rsid="00163a1e"/>
    </style:style>
    <style:style style:name="T1" style:family="text">
      <style:text-properties fo:font-variant="normal" fo:text-transform="none" fo:color="#000000" loext:opacity="100%" style:font-name="montserrat" fo:font-size="12pt" fo:letter-spacing="normal" fo:font-style="normal" fo:font-weight="normal" officeooo:rsid="001497da" style:font-size-asian="10.5pt" style:font-size-complex="12pt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1497da" style:font-size-asian="10.5pt" style:font-size-complex="12pt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officeooo:rsid="00163a1e" style:font-size-asian="10.5pt" style:font-size-complex="12pt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3a1e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97da" style:font-size-asian="10.5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97da" fo:background-color="#f0f0f1" loext:char-shading-value="0" style:font-size-asian="10.5pt" style:font-size-complex="12pt" loext:padding="0cm" loext:border="none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3a1e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cfbe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7057" style:font-name-asian="NSimSun1" style:font-size-asian="12pt" style:font-name-complex="Liberation Mono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497da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167057" style:font-name-asian="NSimSun1" style:font-name-complex="Liberation Mono"/>
    </style:style>
    <style:style style:name="T17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167057"/>
    </style:style>
    <style:style style:name="T18" style:family="text">
      <style:text-properties fo:font-variant="normal" fo:text-transform="none" fo:color="#c61e4a" loext:opacity="100%" fo:font-size="12pt" fo:letter-spacing="0.026cm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c61e4a" loext:opacity="100%" fo:font-size="12pt" fo:letter-spacing="0.026cm" fo:font-style="normal" officeooo:rsid="001497da" style:font-size-asian="10.5pt" style:font-size-complex="12pt"/>
    </style:style>
    <style:style style:name="T20" style:family="text">
      <style:text-properties fo:font-variant="normal" fo:text-transform="none" fo:color="#c61e4a" loext:opacity="100%" style:font-name="Liberation Serif" fo:font-size="12pt" fo:letter-spacing="0.026cm" fo:font-style="normal" style:text-underline-style="solid" style:text-underline-width="auto" style:text-underline-color="font-color" fo:font-weight="bold" officeooo:rsid="001497da" style:font-size-asian="10.5pt" style:font-size-complex="12pt"/>
    </style:style>
    <style:style style:name="T21" style:family="text">
      <style:text-properties fo:font-variant="normal" fo:text-transform="none" fo:color="#c61e4a" loext:opacity="100%" style:font-name="Liberation Serif" fo:font-size="12pt" fo:letter-spacing="0.026cm" fo:font-style="normal" style:text-underline-style="solid" style:text-underline-width="auto" style:text-underline-color="font-color" fo:font-weight="bold" officeooo:rsid="001497da" style:font-size-asian="10.5pt" style:font-weight-asian="bold" style:font-size-complex="12pt" style:font-weight-complex="bold"/>
    </style:style>
    <style:style style:name="T22" style:family="text">
      <style:text-properties fo:font-variant="normal" fo:text-transform="none" fo:color="#c61e4a" loext:opacity="100%" style:font-name="Liberation Serif" fo:font-size="12pt" fo:letter-spacing="0.026cm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style:font-size-asian="12pt" style:font-size-complex="12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style:num-suffix="." text:bullet-char="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529cm"/>
      </text:list-level-style-bullet>
      <text:list-level-style-bullet text:level="2" text:style-name="Bullet_20_Symbols" style:num-suffix="." text:bullet-char="">
        <style:list-level-properties text:space-before="0.52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lation d’un Serveur Mail (SMTP) sur Raspberry Pi</text:p>
      <text:p text:style-name="P5"/>
      <text:p text:style-name="P5"/>
      <text:p text:style-name="P14">De nombreux projets nécessitent la possibilité d’envoyer des emails, mais la création d’un serveur de messagerie peut aussi être un projet à part entière. Nous allons donc voir les différentes étapes de la mise en place d’un serveur mail, que ce soit un simple SMTP ou une suite complète avec webmail inclus.</text:p>
      <text:p text:style-name="P20"><text:span text:style-name="Strong_20_Emphasis"><text:span text:style-name="T5">Postfix</text:span></text:span><text:span text:style-name="Strong_20_Emphasis"><text:span text:style-name="T7"> est le service principal à installer sur Raspberry Pi pour héberger un serveur de messagerie.Il permet d’envoyer et recevoir des e-mails.</text:span></text:span></text:p>
      <text:p text:style-name="P20"><text:span text:style-name="T9">Nous allons maintenant voir comment installer ce serveur.</text:span></text:p>
      <text:p text:style-name="P6"><text:span text:style-name="T1"/></text:p>
      <text:h text:style-name="P1" text:outline-level="2"><text:span text:style-name="Strong_20_Emphasis"><text:span text:style-name="T20">Prérequis :</text:span></text:span></text:h>
      <text:p text:style-name="P15"><text:span text:style-name="Strong_20_Emphasis"><text:span text:style-name="T20"/></text:span></text:p>
      <text:list xml:id="list340209405" text:style-name="L3">
        <text:list-item>
          <text:p text:style-name="P16"><text:span text:style-name="Strong_20_Emphasis"><text:span text:style-name="T15">Un Raspberry Pi.</text:span></text:span></text:p>
        </text:list-item>
      </text:list>
      <text:list xml:id="list877177515" text:style-name="L2">
        <text:list-item>
          <text:p text:style-name="P26"><text:span text:style-name="Strong_20_Emphasis"><text:span text:style-name="T7">Un nom de domaine </text:span></text:span><text:span text:style-name="Strong_20_Emphasis"><text:span text:style-name="T8">( pour le nom de domaine on utiliseras « portail.com »)</text:span></text:span></text:p>
        </text:list-item>
        <text:list-item>
          <text:p text:style-name="P26"><text:span text:style-name="Strong_20_Emphasis"><text:span text:style-name="T7">Une adresse IP publique statique (ou au moins un service DNS dynamique).</text:span></text:span></text:p>
        </text:list-item>
      </text:list>
      <text:p text:style-name="P15"><text:span text:style-name="Strong_20_Emphasis"><text:span text:style-name="T20"/></text:span></text:p>
      <text:h text:style-name="P2" text:outline-level="3"><text:span text:style-name="Strong_20_Emphasis"><text:span text:style-name="T21">Installation </text:span></text:span><text:span text:style-name="T21">de Postfix sur Raspberry Pi :</text:span></text:h>
      <text:p text:style-name="P9"><text:span text:style-name="T2"/></text:p>
      <text:p text:style-name="P10"><text:span text:style-name="Strong_20_Emphasis"><text:span text:style-name="T2">Commencez par installer le paquetage Postfix, </text:span></text:span><text:span text:style-name="Strong_20_Emphasis"><text:span text:style-name="T3">sur la console</text:span></text:span><text:span text:style-name="Strong_20_Emphasis"><text:span text:style-name="T2"> :</text:span></text:span></text:p>
      <text:p text:style-name="P10"><draw:frame draw:style-name="fr1" draw:name="Cadre1" text:anchor-type="paragraph" svg:x="-0.189cm" svg:y="0.43cm" svg:width="4.205cm" draw:z-index="0"><draw:text-box fo:min-height="0.766cm"><text:p text:style-name="Standard"><text:span text:style-name="Source_20_Text"><text:span text:style-name="T23">sudo apt install postfix</text:span></text:span></text:p></draw:text-box></draw:frame><text:span text:style-name="T2"><text:line-break/></text:span></text:p>
      <text:p text:style-name="P10"><text:span text:style-name="Source_20_Text"><text:span text:style-name="T10"/></text:span></text:p>
      <text:p text:style-name="P10"><text:span text:style-name="Source_20_Text"><text:span text:style-name="T10"/></text:span></text:p>
      <text:p text:style-name="Text_20_body"><text:span text:style-name="Source_20_Text"><text:span text:style-name="T23">Lors de l’installation, vous devrez choisir ces deux options de configuration :</text:span></text:span></text:p>
      <text:list xml:id="list134479442" text:style-name="L5">
        <text:list-item>
          <text:p text:style-name="P27"><text:span text:style-name="T6">Le type général de configuration du courrier : Site Internet</text:span></text:p>
        </text:list-item>
        <text:list-item>
          <text:p text:style-name="P27"><text:span text:style-name="T6">Nom de messagerie du système : </text:span><text:span text:style-name="T11">portail.com</text:span></text:p>
        </text:list-item>
      </text:list>
      <text:p text:style-name="P10"><text:span text:style-name="Source_20_Text"><text:span text:style-name="T10"/></text:span></text:p>
      <text:p text:style-name="P9">Nous allons maintenant effectuer deux changements dans la configuration qui a été générée :</text:p>
      <text:p text:style-name="P9"/>
      <text:list xml:id="list333450043" text:style-name="L7">
        <text:list-item>
          <text:p text:style-name="P7"><text:span text:style-name="T23">Ouvrez le fichier de configuration :</text:span></text:p>
        </text:list-item>
      </text:list>
      <text:p text:style-name="P6"><draw:frame draw:style-name="fr1" draw:name="Cadre2" text:anchor-type="paragraph" svg:x="0.517cm" svg:y="0.446cm" svg:width="6.264cm" draw:z-index="1"><draw:text-box fo:min-height="0.801cm"><text:p text:style-name="P11"><text:span text:style-name="Source_20_Text"><text:span text:style-name="T23">sudo nano /etc/postfix/main.cf</text:span></text:span></text:p></draw:text-box></draw:frame><text:span text:style-name="T23"/></text:p>
      <text:p text:style-name="P6"><text:span text:style-name="T23"/></text:p>
      <text:p text:style-name="P9"/>
      <text:p text:style-name="P9"/>
      <text:list xml:id="list85436935971528" text:continue-numbering="true" text:style-name="L7">
        <text:list-item>
          <text:p text:style-name="P7"><text:span text:style-name="T23">Désactiver la gestion IPv6 :</text:span></text:p>
          <text:list>
            <text:list-item>
              <text:p text:style-name="P7"><text:span text:style-name="T23">Remplacer :</text:span></text:p>
            </text:list-item>
          </text:list>
        </text:list-item>
      </text:list>
      <text:p text:style-name="P9"><draw:frame draw:style-name="fr1" draw:name="Cadre3" text:anchor-type="paragraph" svg:x="1.752cm" svg:y="0.388cm" svg:width="5.47cm" draw:z-index="2"><draw:text-box fo:min-height="0.91cm"><text:p text:style-name="P12"><text:span text:style-name="Source_20_Text"><text:span text:style-name="T12">inet_protocols = all</text:span></text:span><text:span text:style-name="Source_20_Text"><text:span text:style-name="T23"> </text:span></text:span></text:p></draw:text-box></draw:frame></text:p>
      <text:p text:style-name="P9"/>
      <text:list xml:id="list85436919044153" text:continue-numbering="true" text:style-name="L7">
        <text:list-item>
          <text:p text:style-name="P7"><text:soft-page-break/><text:span text:style-name="T23">Avec :</text:span></text:p>
        </text:list-item>
      </text:list>
      <text:p text:style-name="P9"><draw:frame draw:style-name="fr1" draw:name="Cadre4" text:anchor-type="paragraph" svg:x="1.752cm" svg:y="0.388cm" svg:width="5.47cm" draw:z-index="3"><draw:text-box fo:min-height="0.91cm"><text:p text:style-name="P12"><text:span text:style-name="Source_20_Text"><text:span text:style-name="T12">inet_protocols = </text:span></text:span><text:span text:style-name="Source_20_Text"><text:span text:style-name="T14">ipv4</text:span></text:span><text:span text:style-name="Source_20_Text"><text:span text:style-name="T24"> </text:span></text:span></text:p></draw:text-box></draw:frame></text:p>
      <text:p text:style-name="P9"/>
      <text:p text:style-name="P9"/>
      <text:p text:style-name="P9"/>
      <text:list xml:id="list85437448191565" text:continue-numbering="true" text:style-name="L7">
        <text:list-item>
          <text:p text:style-name="P7"><text:span text:style-name="T23">Entrez votre nom de domaine comme myhostname :</text:span></text:p>
        </text:list-item>
      </text:list>
      <text:p text:style-name="P6"><draw:frame draw:style-name="fr1" draw:name="Cadre5" text:anchor-type="paragraph" svg:x="1.752cm" svg:y="0.388cm" svg:width="5.47cm" draw:z-index="4"><draw:text-box fo:min-height="0.91cm"><text:p text:style-name="P13"><text:span text:style-name="Source_20_Text"><text:span text:style-name="T16">myhostname= </text:span></text:span><text:span text:style-name="Source_20_Text"><text:span text:style-name="T17">portail.com</text:span></text:span></text:p></draw:text-box></draw:frame><text:span text:style-name="T23"/></text:p>
      <text:p text:style-name="P9"/>
      <text:p text:style-name="P9"/>
      <text:p text:style-name="P9"/>
      <text:p text:style-name="P9"/>
      <text:list xml:id="list85436692915341" text:continue-numbering="true" text:style-name="L7">
        <text:list-item>
          <text:p text:style-name="P7"><text:span text:style-name="T23">Sauvegarder et quitter (CTRL+O, Entrée, CTRL+X).</text:span></text:p>
        </text:list-item>
      </text:list>
      <text:p text:style-name="P6"><text:span text:style-name="T23"/></text:p>
      <text:list xml:id="list85437926886629" text:continue-numbering="true" text:style-name="L7">
        <text:list-item>
          <text:p text:style-name="P7"><text:span text:style-name="T23">Redémarrez Postfix :</text:span></text:p>
        </text:list-item>
      </text:list>
      <text:p text:style-name="P6"><draw:frame draw:style-name="fr1" draw:name="Cadre6" text:anchor-type="paragraph" svg:x="1.048cm" svg:y="0.351cm" svg:width="5.205cm" draw:z-index="5"><draw:text-box fo:min-height="0.866cm"><text:p text:style-name="P9">sudo service postfix restart</text:p></draw:text-box></draw:frame><text:span text:style-name="T23"/></text:p>
      <text:p text:style-name="P9"/>
      <text:p text:style-name="P9"/>
      <text:p text:style-name="P9"/>
      <text:p text:style-name="P9">À ce stade, le serveur devrait démarrer correctement sans erreurs.</text:p>
      <text:p text:style-name="P9"/>
      <text:h text:style-name="P3" text:outline-level="3"><text:span text:style-name="Strong_20_Emphasis"><text:span text:style-name="T18">Test </text:span></text:span><text:span text:style-name="T18">du serveur Postfix :</text:span></text:h>
      <text:p text:style-name="P17"><text:span text:style-name="T18"/></text:p>
      <text:p text:style-name="P18">Nous allons maintenant faire notre premier test en envoyant un email depuis le Raspberry Pi.</text:p>
      <text:h text:style-name="P4" text:outline-level="4"><text:span text:style-name="Strong_20_Emphasis"><text:span text:style-name="T22">Avec telnet :</text:span></text:span></text:h>
      <text:p text:style-name="P21"><text:span text:style-name="Strong_20_Emphasis"><text:span text:style-name="T22"/></text:span></text:p>
      <text:p text:style-name="P19"><text:span text:style-name="T4">Pour ce test, nous allons utiliser telnet pour nous connecter à postfix.</text:span></text:p>
      <text:list xml:id="list4240413201" text:style-name="L8">
        <text:list-item>
          <text:p text:style-name="P22"><text:span text:style-name="T4">Installez telnet :</text:span></text:p>
        </text:list-item>
      </text:list>
      <text:p text:style-name="P23"><draw:frame draw:style-name="fr1" draw:name="Cadre7" text:anchor-type="paragraph" svg:x="0.547cm" svg:y="-0.092cm" svg:width="4.616cm" draw:z-index="6"><draw:text-box fo:min-height="1.117cm"><text:p text:style-name="P23"><text:span text:style-name="T4">sudo apt-get install telnet</text:span></text:p></draw:text-box></draw:frame><text:span text:style-name="T4"/></text:p>
      <text:p text:style-name="P23"><text:span text:style-name="T4"/></text:p>
      <text:list xml:id="list85437408835161" text:continue-numbering="true" text:style-name="L8">
        <text:list-item>
          <text:p text:style-name="P22"><text:span text:style-name="T4">Connectez-vous au serveur SMTP :</text:span></text:p>
        </text:list-item>
      </text:list>
      <text:p text:style-name="P23"><draw:frame draw:style-name="fr1" draw:name="Cadre8" text:anchor-type="paragraph" svg:x="1.635cm" svg:y="0.078cm" svg:width="3.732cm" draw:z-index="7"><draw:text-box fo:min-height="0.974cm"><text:p text:style-name="P23"><text:span text:style-name="T4">telnet localhost 25</text:span></text:p></draw:text-box></draw:frame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list xml:id="list85436798951253" text:continue-numbering="true" text:style-name="L8">
        <text:list-item>
          <text:p text:style-name="P25"><draw:frame draw:style-name="fr1" draw:name="Cadre9" text:anchor-type="paragraph" svg:x="4.133cm" svg:y="1.263cm" svg:width="7.147cm" draw:z-index="8"><draw:text-box fo:min-height="7.438cm"><text:list xml:id="list85438170658751" text:continue-numbering="true" text:style-name="L8"><text:list-header><text:p text:style-name="P22"><text:span text:style-name="T4">ehlo</text:span></text:p><text:p text:style-name="P25"><text:span text:style-name="T13">mail from : you@portail.com</text:span></text:p><text:p text:style-name="P25"><text:span text:style-name="T13">rcpt to : user@mail.com</text:span></text:p><text:p text:style-name="P22"><text:span text:style-name="T4">data</text:span></text:p><text:p text:style-name="P22"><text:span text:style-name="T4">Subject : test</text:span></text:p><text:p text:style-name="P22"><text:span text:style-name="T4">Test</text:span></text:p><text:p text:style-name="P22"><text:span text:style-name="T4">.</text:span></text:p><text:p text:style-name="P22"><text:span text:style-name="T4">quit</text:span></text:p></text:list-header></text:list></draw:text-box></draw:frame><text:soft-page-break/><text:span text:style-name="T13">Entrez cette série de commandes :</text:span></text:p>
        </text:list-item>
      </text:list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montserrat" svg:font-family="montserrat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8:16:07.819000000</meta:creation-date>
    <dc:date>2022-03-25T08:54:36.111000000</dc:date>
    <meta:editing-duration>PT6M57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46" meta:word-count="338" meta:character-count="1957" meta:non-whitespace-character-count="1684"/>
  </office:meta>
</office:document-meta>
</file>